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29cm"/>
    </style:style>
    <style:style style:name="Table1.B" style:family="table-column">
      <style:table-column-properties style:column-width="3.597cm"/>
    </style:style>
    <style:style style:name="Table1.C" style:family="table-column">
      <style:table-column-properties style:column-width="2.512cm"/>
    </style:style>
    <style:style style:name="Table1.D" style:family="table-column">
      <style:table-column-properties style:column-width="2.514cm"/>
    </style:style>
    <style:style style:name="Table1.G" style:family="table-column">
      <style:table-column-properties style:column-width="2.5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318cm"/>
          <style:tab-stop style:position="1.568cm"/>
          <style:tab-stop style:position="16.986cm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1.568cm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10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.V. Titanium Pigments Pvt Ltd</text:p>
      <text:p text:style-name="P3">TUTICORIN</text:p>
      <text:p text:style-name="P4"/>
      <text:p text:style-name="P3">GOODS RECEIPT NOTE</text:p>
      <text:p text:style-name="P3"/>
      <text:p text:style-name="P2">GRN No<text:tab/>: <text:placeholder text:placeholder-type="text">&lt;o.name&gt;</text:placeholder><text:tab/>GRN Date<text:tab/>: <text:placeholder text:placeholder-type="text">&lt;o.date and convert_date_time(o.date) or ''&gt;</text:placeholder></text:p>
      <text:p text:style-name="P2">Inv./Del.Note.No<text:tab/>: <text:placeholder text:placeholder-type="text">&lt;o.invoice_no or ''&gt;</text:placeholder><text:tab/></text:p>
      <text:p text:style-name="P2">Vendor No<text:tab/>: <text:placeholder text:placeholder-type="text">&lt;o.partner_id and o.partner_id.vendor_code or ''&gt;</text:placeholder><text:tab/>Vendor Name<text:tab/>: <text:placeholder text:placeholder-type="text">&lt;o.partner_id and o.partner_id.name or ''&gt;</text:placeholder></text:p>
      <text:p text:style-name="P2">P.O.Number<text:tab/>: <text:placeholder text:placeholder-type="text">&lt;o.purchase_id and o.purchase_id.name or ''&gt;</text:placeholder><text:tab/>P.O. Date<text:tab/>: <text:placeholder text:placeholder-type="text">&lt;o.purchase_id and o.purchase_id.date_order and convert_date(o.purchase_id.date_order) or False&gt;</text:placeholder></text:p>
      <text:p text:style-name="P2">Gatepass&amp;Date<text:tab/>: <text:placeholder text:placeholder-type="text">&lt;o.gate_in_pass_no and o.gate_in_pass_no.gate_date_time and  convert_date_time(o.gate_in_pass_no.gate_date_time) or ''&gt;</text:placeholder> Lorry No<text:tab/>: <text:placeholder text:placeholder-type="text">&lt;o.truck&gt;</text:placeholder></text:p>
      <text:p text:style-name="P2">Header Text<text:tab/>: <text:placeholder text:placeholder-type="text">&lt;o.header_text&gt;</text:placeholder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>
          <table:table-cell table:style-name="Table1.A1" office:value-type="string">
            <text:p text:style-name="P7">S.No</text:p>
          </table:table-cell>
          <table:table-cell table:style-name="Table1.A1" office:value-type="string">
            <text:p text:style-name="P7">Cod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Movement type</text:p>
          </table:table-cell>
          <table:table-cell table:style-name="Table1.A1" office:value-type="string">
            <text:p text:style-name="P7">QTY</text:p>
          </table:table-cell>
          <table:table-cell table:style-name="Table1.A1" office:value-type="string">
            <text:p text:style-name="P7">UOM</text:p>
          </table:table-cell>
          <table:table-cell table:style-name="Table1.G1" office:value-type="string">
            <text:p text:style-name="P7">S.BIN</text:p>
          </table:table-cell>
        </table:table-row>
        <table:table-row>
          <table:table-cell table:style-name="Table1.A2" table:number-columns-spanned="7" office:value-type="string">
            <text:p text:style-name="P8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8"><text:placeholder text:placeholder-type="text">&lt;line.si_no  or ''&gt;</text:placeholder></text:p>
          </table:table-cell>
          <table:table-cell table:style-name="Table1.A3" office:value-type="string">
            <text:p text:style-name="P8"><text:placeholder text:placeholder-type="text">&lt;line.product_id and line.product_id.default_code or ''&gt;</text:placeholder></text:p>
          </table:table-cell>
          <table:table-cell table:style-name="Table1.A3" office:value-type="string">
            <text:p text:style-name="P8"><text:placeholder text:placeholder-type="text">&lt;line.description or ''&gt;</text:placeholder></text:p>
          </table:table-cell>
          <table:table-cell table:style-name="Table1.A3" office:value-type="string">
            <text:p text:style-name="P8"><text:placeholder text:placeholder-type="text">&lt;line.action_taken and get_move(line.action_taken) or ''&gt;</text:placeholder></text:p>
          </table:table-cell>
          <table:table-cell table:style-name="Table1.A3" office:value-type="string">
            <text:p text:style-name="P8"><text:placeholder text:placeholder-type="text">&lt;line.product_qty or ''&gt;</text:placeholder></text:p>
          </table:table-cell>
          <table:table-cell table:style-name="Table1.A3" office:value-type="string">
            <text:p text:style-name="P8"><text:placeholder text:placeholder-type="text">&lt;line.product_uom and line.product_uom.name or ''&gt;</text:placeholder></text:p>
          </table:table-cell>
          <table:table-cell table:style-name="Table1.A2" office:value-type="string">
            <text:p text:style-name="P9"><text:placeholder text:placeholder-type="text">&lt;line.bin_location or ''&gt;</text:placeholder></text:p>
          </table:table-cell>
        </table:table-row>
        <table:table-row>
          <table:table-cell table:style-name="Table1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cepted/Rejected</text:p>
      <text:p text:style-name="P2">Justification:</text:p>
      <text:p text:style-name="P2"/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epared By:<text:tab/><text:tab/>Stores Incharge<text:tab/><text:tab/>Reviewed B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27T18:34:02</dc:date>
    <dc:creator>Dev127 </dc:creator>
    <meta:editing-duration>PT1H22M46S</meta:editing-duration>
    <meta:editing-cycles>39</meta:editing-cycles>
    <meta:document-statistic meta:table-count="1" meta:image-count="0" meta:object-count="0" meta:page-count="1" meta:paragraph-count="29" meta:word-count="124" meta:character-count="1052" meta:non-whitespace-character-count="948"/>
  </office:meta>
</office:document-meta>
</file>